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void main() {<text:line-break/> <text:s/>int idade = 12;<text:line-break/> <text:line-break/> <text:s/>if(idade &gt;= 18){<text:line-break/> <text:s/>print('é maior de idade?');<text:line-break/> <text:s/>print('Oi rs');<text:line-break/> <text:s/>} else{<text:line-break/> <text:s/>print('é menor de idade?');<text:line-break/> <text:s/>print('to fora');<text:line-break/> <text:s/>}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6T08:41:28.260000000</dc:date>
    <meta:editing-duration>PT31S</meta:editing-duration>
    <meta:editing-cycles>1</meta:editing-cycles>
    <meta:document-statistic meta:table-count="0" meta:image-count="0" meta:object-count="0" meta:page-count="1" meta:paragraph-count="1" meta:word-count="26" meta:character-count="168" meta:non-whitespace-character-count="123"/>
    <meta:generator>LibreOffice/7.4.1.2$Windows_X86_64 LibreOffice_project/3c58a8f3a960df8bc8fd77b461821e42c061c5f0</meta:generator>
  </office:meta>
</office:document-meta>
</file>